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 style:shadow="none"/>
    </style:style>
    <style:style style:name="Tableau1.A" style:family="table-column">
      <style:table-column-properties style:column-width="9.5cm" style:rel-column-width="32767*"/>
    </style:style>
    <style:style style:name="Tableau1.A1" style:family="table-cell">
      <style:table-cell-properties fo:padding="0.097cm" fo:border-left="none" fo:border-right="none" fo:border-top="none" fo:border-bottom="0.05pt solid #000000"/>
    </style:style>
    <style:style style:name="Tableau1.B1" style:family="table-cell">
      <style:table-cell-properties fo:padding="0.097cm" fo:border-left="0.05pt solid #000000" fo:border-right="none" fo:border-top="none" fo:border-bottom="0.05pt solid #000000"/>
    </style:style>
    <style:style style:name="Tableau1.A8" style:family="table-cell">
      <style:table-cell-properties fo:padding="0.097cm" fo:border="none"/>
    </style:style>
    <style:style style:name="Tableau1.B8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text-properties officeooo:rsid="000b3dfc" officeooo:paragraph-rsid="000b3dfc"/>
    </style:style>
    <style:style style:name="P2" style:family="paragraph" style:parent-style-name="Standard">
      <style:text-properties officeooo:rsid="000b3dfc" officeooo:paragraph-rsid="0012e0b6"/>
    </style:style>
    <style:style style:name="P3" style:family="paragraph" style:parent-style-name="Standard">
      <style:paragraph-properties fo:text-align="start" style:justify-single-word="false"/>
      <style:text-properties officeooo:rsid="000b3dfc" officeooo:paragraph-rsid="000c6531"/>
    </style:style>
    <style:style style:name="P4" style:family="paragraph" style:parent-style-name="Standard">
      <style:text-properties officeooo:rsid="000b3dfc" officeooo:paragraph-rsid="0018168c"/>
    </style:style>
    <style:style style:name="P5" style:family="paragraph" style:parent-style-name="Standard">
      <style:paragraph-properties fo:text-align="end" style:justify-single-word="false"/>
      <style:text-properties officeooo:rsid="000c6531" officeooo:paragraph-rsid="000c6531"/>
    </style:style>
    <style:style style:name="P6" style:family="paragraph" style:parent-style-name="Standard">
      <style:paragraph-properties fo:text-align="end" style:justify-single-word="false"/>
      <style:text-properties officeooo:rsid="000c6531" officeooo:paragraph-rsid="0012e0b6"/>
    </style:style>
    <style:style style:name="P7" style:family="paragraph" style:parent-style-name="Standard">
      <style:paragraph-properties fo:text-align="start" style:justify-single-word="false"/>
      <style:text-properties officeooo:rsid="000c6531" officeooo:paragraph-rsid="000c6531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c6531" officeooo:paragraph-rsid="0012e0b6"/>
    </style:style>
    <style:style style:name="P9" style:family="paragraph" style:parent-style-name="Standard">
      <style:paragraph-properties fo:text-align="start" style:justify-single-word="false"/>
      <style:text-properties officeooo:rsid="000c6531" officeooo:paragraph-rsid="0012e0b6"/>
    </style:style>
    <style:style style:name="P10" style:family="paragraph" style:parent-style-name="Standard">
      <style:paragraph-properties fo:text-align="start" style:justify-single-word="false"/>
      <style:text-properties officeooo:rsid="000c6531" officeooo:paragraph-rsid="0018168c"/>
    </style:style>
    <style:style style:name="P11" style:family="paragraph" style:parent-style-name="Standard">
      <style:text-properties officeooo:rsid="000c6531" officeooo:paragraph-rsid="0012e0b6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cd076" officeooo:paragraph-rsid="0012e0b6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de7bc" officeooo:paragraph-rsid="0012e0b6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0de7bc" officeooo:paragraph-rsid="000de7bc"/>
    </style:style>
    <style:style style:name="P15" style:family="paragraph" style:parent-style-name="Standard">
      <style:paragraph-properties fo:text-align="start" style:justify-single-word="false"/>
      <style:text-properties officeooo:rsid="001130df" officeooo:paragraph-rsid="001130df"/>
    </style:style>
    <style:style style:name="P16" style:family="paragraph" style:parent-style-name="Standard">
      <style:paragraph-properties fo:text-align="start" style:justify-single-word="false"/>
      <style:text-properties officeooo:rsid="0012622d" officeooo:paragraph-rsid="0012622d"/>
    </style:style>
    <style:style style:name="P17" style:family="paragraph" style:parent-style-name="Standard">
      <style:text-properties officeooo:rsid="0012e0b6" officeooo:paragraph-rsid="0012e0b6"/>
    </style:style>
    <style:style style:name="P18" style:family="paragraph" style:parent-style-name="Standard">
      <style:paragraph-properties fo:text-align="start" style:justify-single-word="false"/>
      <style:text-properties officeooo:rsid="0012e0b6" officeooo:paragraph-rsid="0012e0b6"/>
    </style:style>
    <style:style style:name="P19" style:family="paragraph" style:parent-style-name="Standard">
      <style:paragraph-properties fo:text-align="end" style:justify-single-word="false"/>
      <style:text-properties officeooo:rsid="0012e0b6" officeooo:paragraph-rsid="0012e0b6"/>
    </style:style>
    <style:style style:name="P20" style:family="paragraph" style:parent-style-name="Standard">
      <style:text-properties officeooo:rsid="0012e0b6" officeooo:paragraph-rsid="0018168c"/>
    </style:style>
    <style:style style:name="P21" style:family="paragraph" style:parent-style-name="Standard">
      <style:paragraph-properties fo:text-align="start" style:justify-single-word="false"/>
      <style:text-properties officeooo:rsid="0013a4a7" officeooo:paragraph-rsid="0013a4a7"/>
    </style:style>
    <style:style style:name="P22" style:family="paragraph" style:parent-style-name="Standard">
      <style:paragraph-properties fo:text-align="start" style:justify-single-word="false"/>
      <style:text-properties officeooo:rsid="001430cf" officeooo:paragraph-rsid="001430cf"/>
    </style:style>
    <style:style style:name="P23" style:family="paragraph" style:parent-style-name="Standard" style:list-style-name="L3">
      <style:paragraph-properties fo:text-align="start" style:justify-single-word="false"/>
      <style:text-properties officeooo:rsid="001430cf" officeooo:paragraph-rsid="001430cf"/>
    </style:style>
    <style:style style:name="P24" style:family="paragraph" style:parent-style-name="Standard" style:list-style-name="L3">
      <style:paragraph-properties fo:text-align="start" style:justify-single-word="false"/>
      <style:text-properties officeooo:rsid="00148301" officeooo:paragraph-rsid="00148301"/>
    </style:style>
    <style:style style:name="P25" style:family="paragraph" style:parent-style-name="Standard">
      <style:paragraph-properties fo:text-align="start" style:justify-single-word="false"/>
      <style:text-properties officeooo:rsid="00165b7c" officeooo:paragraph-rsid="00165b7c"/>
    </style:style>
    <style:style style:name="P26" style:family="paragraph" style:parent-style-name="Standard" style:list-style-name="L5">
      <style:paragraph-properties fo:text-align="start" style:justify-single-word="false"/>
      <style:text-properties officeooo:rsid="00165b7c" officeooo:paragraph-rsid="00165b7c"/>
    </style:style>
    <style:style style:name="P27" style:family="paragraph" style:parent-style-name="Standard" style:list-style-name="L5">
      <style:paragraph-properties fo:text-align="start" style:justify-single-word="false"/>
      <style:text-properties officeooo:rsid="00165b7c" officeooo:paragraph-rsid="0018168c"/>
    </style:style>
    <style:style style:name="P28" style:family="paragraph" style:parent-style-name="Standard">
      <style:paragraph-properties fo:text-align="start" style:justify-single-word="false"/>
      <style:text-properties officeooo:rsid="00165b7c" officeooo:paragraph-rsid="0022600e"/>
    </style:style>
    <style:style style:name="P29" style:family="paragraph" style:parent-style-name="Standard">
      <style:paragraph-properties fo:text-align="start" style:justify-single-word="false"/>
      <style:text-properties officeooo:rsid="001c5c7d" officeooo:paragraph-rsid="001c5c7d"/>
    </style:style>
    <style:style style:name="P30" style:family="paragraph" style:parent-style-name="Standard" style:list-style-name="L5">
      <style:paragraph-properties fo:text-align="start" style:justify-single-word="false"/>
      <style:text-properties officeooo:rsid="001f4759" officeooo:paragraph-rsid="001f4759"/>
    </style:style>
    <style:style style:name="P31" style:family="paragraph" style:parent-style-name="Standard">
      <style:paragraph-properties fo:text-align="end" style:justify-single-word="false"/>
      <style:text-properties fo:font-weight="bold" officeooo:rsid="0012e0b6" officeooo:paragraph-rsid="0018168c" style:font-weight-asian="bold" style:font-weight-complex="bold"/>
    </style:style>
    <style:style style:name="P32" style:family="paragraph" style:parent-style-name="Standard">
      <style:paragraph-properties fo:text-align="end" style:justify-single-word="false"/>
      <style:text-properties fo:font-weight="bold" officeooo:rsid="0012e0b6" officeooo:paragraph-rsid="0012e0b6" style:font-weight-asian="bold" style:font-weight-complex="bold"/>
    </style:style>
    <style:style style:name="P33" style:family="paragraph" style:parent-style-name="Standard">
      <style:text-properties fo:font-style="italic" fo:font-weight="bold" officeooo:rsid="0012e0b6" officeooo:paragraph-rsid="0018168c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tyle="italic" fo:font-weight="bold" officeooo:rsid="000c6531" officeooo:paragraph-rsid="000c6531" style:font-style-asian="italic" style:font-weight-asian="bold" style:font-style-complex="italic" style:font-weight-complex="bold"/>
    </style:style>
    <style:style style:name="P35" style:family="paragraph" style:parent-style-name="Standard">
      <style:text-properties officeooo:rsid="0020ba08" officeooo:paragraph-rsid="0020ba08"/>
    </style:style>
    <style:style style:name="P36" style:family="paragraph" style:parent-style-name="Standard">
      <style:paragraph-properties fo:text-align="start" style:justify-single-word="false"/>
      <style:text-properties officeooo:rsid="0022600e" officeooo:paragraph-rsid="0022600e"/>
    </style:style>
    <style:style style:name="P37" style:family="paragraph" style:parent-style-name="Table_20_Contents">
      <style:paragraph-properties fo:text-align="start" style:justify-single-word="false"/>
      <style:text-properties officeooo:rsid="00114eb7" officeooo:paragraph-rsid="00114eb7"/>
    </style:style>
    <style:style style:name="P38" style:family="paragraph" style:parent-style-name="Table_20_Contents">
      <style:paragraph-properties fo:text-align="start" style:justify-single-word="false"/>
      <style:text-properties officeooo:rsid="0012622d" officeooo:paragraph-rsid="0012622d"/>
    </style:style>
    <style:style style:name="T1" style:family="text">
      <style:text-properties officeooo:rsid="000c6531"/>
    </style:style>
    <style:style style:name="T2" style:family="text">
      <style:text-properties officeooo:rsid="000de7bc"/>
    </style:style>
    <style:style style:name="T3" style:family="text">
      <style:text-properties officeooo:rsid="0012622d"/>
    </style:style>
    <style:style style:name="T4" style:family="text">
      <style:text-properties officeooo:rsid="00148301"/>
    </style:style>
    <style:style style:name="T5" style:family="text">
      <style:text-properties officeooo:rsid="001a5668"/>
    </style:style>
    <style:style style:name="T6" style:family="text">
      <style:text-properties officeooo:rsid="001a7849"/>
    </style:style>
    <style:style style:name="T7" style:family="text">
      <style:text-properties officeooo:rsid="001d148f"/>
    </style:style>
    <style:style style:name="T8" style:family="text">
      <style:text-properties officeooo:rsid="001e21d7"/>
    </style:style>
    <style:style style:name="T9" style:family="text">
      <style:text-properties officeooo:rsid="00200c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Frame_20_contents">Kunkel Pierre</text:p>
      <text:p text:style-name="Frame_20_contents">29, Rue Amiral de Guichen</text:p>
      <text:p text:style-name="Frame_20_contents">35 300 Fougères, France</text:p>
      <text:p text:style-name="Frame_20_contents">+33 (0) 6 10 71 86 92</text:p>
      <text:p text:style-name="Frame_20_contents"><text:a xlink:type="simple" xlink:href="mailto:pkunkel@sfr.fr" text:style-name="Internet_20_link" text:visited-style-name="Visited_20_Internet_20_Link">pkunkel@sfr.fr</text:a></text:p>
      <text:p text:style-name="P1"/>
      <text:p text:style-name="Title">Ingénieur d’études</text:p>
      <text:p text:style-name="P1"/>
      <text:h text:style-name="Heading_20_2" text:outline-level="2">Parcours Post Bac</text:h>
      <text:p text:style-name="P1"/>
      <text:p text:style-name="Hanging_20_indent"><text:span text:style-name="T12">2016 Master Informatique</text:span> - Ingénierie des Systèmes Intelligents, Faculté des sciences- Université du Maine, Le Mans, France</text:p>
      <text:p text:style-name="P1"/>
      <text:p text:style-name="Hanging_20_indent"><text:span text:style-name="T10">2014-2016 Licence Informatique</text:span> - Science Pour l'Ingénieur, Faculté des sciences- Université du Maine, Le Mans, France</text:p>
      <text:p text:style-name="P1"/>
      <text:p text:style-name="Hanging_20_indent"><text:span text:style-name="T10">2012-2014 Dut Informatique</text:span>, Laval, France</text:p>
      <text:p text:style-name="P10"/>
      <text:h text:style-name="Heading_20_2" text:outline-level="2">Expériences <text:span text:style-name="T1">Professionnelles</text:span></text:h>
      <text:p text:style-name="P4"/>
      <text:p text:style-name="P33">Université du Maine – Le Mans</text:p>
      <text:p text:style-name="P31">201<text:span text:style-name="T5">6</text:span></text:p>
      <text:p text:style-name="P36">Développeur</text:p>
      <text:p text:style-name="P28"><text:tab/>Élaboration d’un jeu <text:span text:style-name="T5">Picross</text:span></text:p>
      <text:list xml:id="list1652917030334306506" text:style-name="L5">
        <text:list-item>
          <text:p text:style-name="P27">Analyse des besoins et rédaction du cahier des charges</text:p>
        </text:list-item>
        <text:list-item>
          <text:p text:style-name="P30">Analyse des besoins fonctionnels</text:p>
        </text:list-item>
        <text:list-item>
          <text:p text:style-name="P27">Rédaction du dossier de conception</text:p>
        </text:list-item>
        <text:list-item>
          <text:p text:style-name="P30">Gestion de l’aspect graphique</text:p>
        </text:list-item>
        <text:list-item>
          <text:p text:style-name="P30">Implémentation des fonctions d’aide</text:p>
        </text:list-item>
        <text:list-item>
          <text:p text:style-name="P30">Test unitaire des fonctions d’aide</text:p>
        </text:list-item>
        <text:list-item>
          <text:p text:style-name="P30">Rédaction du manuel utilisateur </text:p>
        </text:list-item>
      </text:list>
      <text:p text:style-name="P35"><text:span text:style-name="T10">Technologies : </text:span>Ruby</text:p>
      <text:p text:style-name="P20"/>
      <text:p text:style-name="P20"><text:span text:style-name="T10">Méthodes : </text:span>Cascade</text:p>
      <text:p text:style-name="P1"/>
      <text:p text:style-name="P17">Université du Maine – Le Mans</text:p>
      <text:p text:style-name="P32">2015</text:p>
      <text:p text:style-name="P25">Élaboration d’un jeu Takuzu</text:p>
      <text:list xml:id="list183755756878855" text:continue-numbering="true" text:style-name="L5">
        <text:list-item>
          <text:p text:style-name="P26">Analyse des besoins et rédaction du cahier des charges</text:p>
        </text:list-item>
        <text:list-item>
          <text:p text:style-name="P26">Rédaction du dossier de conception</text:p>
        </text:list-item>
      </text:list>
      <text:p text:style-name="P17"/>
      <text:p text:style-name="P17"><text:span text:style-name="T10">Méthodes :</text:span> Cascade</text:p>
      <text:p text:style-name="P7"/>
      <text:p text:style-name="P34">CAM – Laval</text:p>
      <text:p text:style-name="P5"><text:tab/>Juin 2014 – Juillet 2014</text:p>
      <text:p text:style-name="P7">Développeur</text:p>
      <text:p text:style-name="P7"/>
      <text:p text:style-name="P7"><text:soft-page-break/>Gestion de la base de données bovine et mise en place du projet NUTRICAM</text:p>
      <text:p text:style-name="P7"/>
      <text:list xml:id="list7016597049564976015" text:style-name="L2">
        <text:list-item>
          <text:p text:style-name="P14">Analyse des besoins</text:p>
        </text:list-item>
        <text:list-item>
          <text:p text:style-name="P14">Rédaction du cahier des charges</text:p>
        </text:list-item>
        <text:list-item>
          <text:p text:style-name="P14">Rédaction des spécifications fonctionnelles et techniques</text:p>
        </text:list-item>
        <text:list-item>
          <text:p text:style-name="P14">Création d’un serveur local pour utilisation Interne et « Externe » avec Easy PHP</text:p>
        </text:list-item>
        <text:list-item>
          <text:p text:style-name="P14">Création de la base de données</text:p>
        </text:list-item>
        <text:list-item>
          <text:p text:style-name="P14">Analyse et exportation des données présente sur une base de données Access sur celle implanter dans Easy PHP</text:p>
        </text:list-item>
        <text:list-item>
          <text:p text:style-name="P14">Ouverture du serveur</text:p>
        </text:list-item>
        <text:list-item>
          <text:p text:style-name="P14">Rédaction d’un manuel utilisateur sur le code <text:span text:style-name="T6">implémenté</text:span></text:p>
        </text:list-item>
      </text:list>
      <text:p text:style-name="P7"/>
      <text:p text:style-name="P7">Technos : Oracle Data Integrator, Easy PHP, mySQL, Microsoft Acces<text:span text:style-name="T2">s</text:span></text:p>
      <text:p text:style-name="P7"/>
      <text:p text:style-name="P7">Méthodes : Agile</text:p>
      <text:p text:style-name="P3"/>
      <text:p text:style-name="P2"/>
      <text:p text:style-name="P11">CAM (Coopérative des Agriculteurs de la Mayenne) – Laval</text:p>
      <text:p text:style-name="P6">Avril 2014 – Juin 2014</text:p>
      <text:p text:style-name="P9">Stagiaire</text:p>
      <text:p text:style-name="P9"/>
      <text:p text:style-name="P9">Élaboration de rapports concernant la section bovine de manière automatique.</text:p>
      <text:p text:style-name="P9"/>
      <text:list xml:id="list4339048910958450588" text:style-name="L1">
        <text:list-item>
          <text:p text:style-name="P8">Analyse des données pré-existantes</text:p>
        </text:list-item>
        <text:list-item>
          <text:p text:style-name="P8">Analyse des besoins utilisateur</text:p>
        </text:list-item>
        <text:list-item>
          <text:p text:style-name="P12">Création des jeux de données nécessaires pour établir les rapports</text:p>
        </text:list-item>
        <text:list-item>
          <text:p text:style-name="P12">Test des rapports avec les jeux de données récupéré</text:p>
        </text:list-item>
        <text:list-item>
          <text:p text:style-name="P12">Test du formatage des rapports pour l’envoi de courrier</text:p>
        </text:list-item>
        <text:list-item>
          <text:p text:style-name="P13">Déploiement sur la base de production</text:p>
        </text:list-item>
        <text:list-item>
          <text:p text:style-name="P13">Création d’un manuel utilisateur pour la technologie Crystal Report</text:p>
        </text:list-item>
      </text:list>
      <text:p text:style-name="P9"/>
      <text:p text:style-name="P9">Technos : Crystal Report, Jasper Report, Oracle Data Integrator</text:p>
      <text:p text:style-name="P9"/>
      <text:p text:style-name="P9">Méthode : Agile</text:p>
      <text:p text:style-name="P9"/>
      <text:p text:style-name="P17">IUT – Laval</text:p>
      <text:p text:style-name="P19">2014</text:p>
      <text:p text:style-name="P18">Développeur</text:p>
      <text:p text:style-name="P18"/>
      <text:p text:style-name="P22">Création d’une application Android pour permettre aux enseignants de gérer la présence des élèves en fonction de l’emploi du temps.</text:p>
      <text:p text:style-name="P22"/>
      <text:list xml:id="list4179413406682077991" text:style-name="L3">
        <text:list-item>
          <text:p text:style-name="P23">Analyse des besoins et rédaction du cahier des charges</text:p>
        </text:list-item>
        <text:list-item>
          <text:p text:style-name="P23">Analyse des besoins fonctionnels</text:p>
        </text:list-item>
        <text:list-item>
          <text:p text:style-name="P23">Rédaction du dossier de conception</text:p>
        </text:list-item>
        <text:list-item>
          <text:p text:style-name="P23">Implémentation des fonctionnalités</text:p>
        </text:list-item>
        <text:list-item>
          <text:p text:style-name="P23">Test de chaque <text:span text:style-name="T4">fonctionnalités</text:span></text:p>
        </text:list-item>
        <text:list-item>
          <text:p text:style-name="P24">Rédaction du manuel de test</text:p>
        </text:list-item>
        <text:list-item>
          <text:p text:style-name="P23">Rédaction du manuel utilisateur</text:p>
        </text:list-item>
      </text:list>
      <text:p text:style-name="P18"/>
      <text:p text:style-name="P21">Technologies : Android</text:p>
      <text:p text:style-name="P17"/>
      <text:p text:style-name="P18">Méthodes : Agile</text:p>
      <text:p text:style-name="P7"/>
      <text:h text:style-name="Heading_20_2" text:outline-level="2"><text:soft-page-break/>Expériences Extra-Professionnelles</text:h>
      <text:p text:style-name="Standard">2016</text:p>
      <text:p text:style-name="Standard"><text:tab/>Delphi<text:tab/>(Saint-Aubin du Cormier) Juin – Août, <text:s/>Opérateur</text:p>
      <text:p text:style-name="P29">2015-2016</text:p>
      <text:p text:style-name="P29"><text:tab/>Brient (Antrain) Juillet - Août, <text:span text:style-name="T8">O</text:span>uv<text:span text:style-name="T7">r</text:span>ier agroalimentaire</text:p>
      <text:p text:style-name="P29"><text:tab/>SFPI (Fougères) Juillet, Agent de fabrication en peinture industrielle</text:p>
      <text:p text:style-name="P29"><text:tab/>Carrefour(Fougères) Juin, Inventoriste</text:p>
      <text:p text:style-name="P29">2013-2014</text:p>
      <text:p text:style-name="P29"><text:tab/>Alliora(Fougères) Juin-Juillet, Opérateur de production</text:p>
      <text:h text:style-name="Heading_20_2" text:outline-level="2">Compétences</text:h>
      <text:p text:style-name="P15"/>
      <text:h text:style-name="Heading_20_2" text:outline-level="2">Technologies</text:h>
      <text:p text:style-name="P15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37">Systèmes</text:p>
          </table:table-cell>
          <table:table-cell table:style-name="Tableau1.B1" office:value-type="string">
            <text:p text:style-name="P37">Windows,Linux,Mac OS</text:p>
          </table:table-cell>
        </table:table-row>
        <table:table-row>
          <table:table-cell table:style-name="Tableau1.A1" office:value-type="string">
            <text:p text:style-name="P37">Frameworks</text:p>
          </table:table-cell>
          <table:table-cell table:style-name="Tableau1.B1" office:value-type="string">
            <text:p text:style-name="P37">Sym<text:span text:style-name="T6">f</text:span>ony, Django</text:p>
          </table:table-cell>
        </table:table-row>
        <table:table-row>
          <table:table-cell table:style-name="Tableau1.A1" office:value-type="string">
            <text:p text:style-name="P37">Web</text:p>
          </table:table-cell>
          <table:table-cell table:style-name="Tableau1.B1" office:value-type="string">
            <text:p text:style-name="P37"><text:span text:style-name="T3">HTML</text:span>, CSS, PHP</text:p>
          </table:table-cell>
        </table:table-row>
        <table:table-row>
          <table:table-cell table:style-name="Tableau1.A1" office:value-type="string">
            <text:p text:style-name="P37">Modélisation</text:p>
          </table:table-cell>
          <table:table-cell table:style-name="Tableau1.B1" office:value-type="string">
            <text:p text:style-name="P37">UML, Merise</text:p>
          </table:table-cell>
        </table:table-row>
        <table:table-row>
          <table:table-cell table:style-name="Tableau1.A1" office:value-type="string">
            <text:p text:style-name="P37">Versionning</text:p>
          </table:table-cell>
          <table:table-cell table:style-name="Tableau1.B1" office:value-type="string">
            <text:p text:style-name="P37">BitBucket, Github</text:p>
          </table:table-cell>
        </table:table-row>
        <table:table-row>
          <table:table-cell table:style-name="Tableau1.A1" office:value-type="string">
            <text:p text:style-name="P37">SGBD</text:p>
          </table:table-cell>
          <table:table-cell table:style-name="Tableau1.B1" office:value-type="string">
            <text:p text:style-name="P37">MySQL, PostGreSQL,Oracle Data Integrator</text:p>
          </table:table-cell>
        </table:table-row>
        <table:table-row>
          <table:table-cell table:style-name="Tableau1.A1" office:value-type="string">
            <text:p text:style-name="P37">Language</text:p>
          </table:table-cell>
          <table:table-cell table:style-name="Tableau1.B1" office:value-type="string">
            <text:p text:style-name="P37">Ruby, Java, C, C++, Python, Android, <text:span text:style-name="T3">Bash, Shell, Latex</text:span></text:p>
          </table:table-cell>
        </table:table-row>
        <table:table-row>
          <table:table-cell table:style-name="Tableau1.A8" office:value-type="string">
            <text:p text:style-name="P38">IDE</text:p>
          </table:table-cell>
          <table:table-cell table:style-name="Tableau1.B8" office:value-type="string">
            <text:p text:style-name="P38">Eclipse</text:p>
          </table:table-cell>
        </table:table-row>
      </table:table>
      <text:p text:style-name="P15"/>
      <text:h text:style-name="Heading_20_2" text:outline-level="2">Compléments</text:h>
      <text:p text:style-name="P16"/>
      <text:p text:style-name="P16">Permis et possession d’un véhicule</text:p>
      <text:p text:style-name="P16">Culture japonaise, manga, animé, jeux vidéos, séries</text:p>
      <text:p text:style-name="P16">Voyage Bruxelle, Allemagne, Polog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3cm" fo:margin-right="0cm" fo:margin-top="0.353cm" fo:margin-bottom="0.212cm" loext:contextual-spacing="false" fo:text-indent="0cm" style:auto-text-indent="false" style:page-number="auto" style:shadow="none">
        <style:tab-stops/>
      </style:paragraph-properties>
      <style:text-properties fo:color="#66ff66" fo:font-size="115%" fo:font-weight="bold" fo:background-color="transparent" style:font-size-asian="115%" style:font-weight-asian="bold" style:font-size-complex="115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fo:background-color="transparent" style:font-size-asian="10.5pt"/>
    </style:style>
    <style:style style:name="Hanging_20_indent" style:display-name="Hanging indent" style:family="paragraph" style:parent-style-name="Text_20_body" style:class="text" style:master-page-name="">
      <style:paragraph-properties fo:margin-left="1cm" fo:margin-right="0cm" fo:text-indent="-0.499cm" style:auto-text-indent="false" style:page-number="auto">
        <style:tab-stops>
          <style:tab-stop style:position="0cm"/>
        </style:tab-stops>
      </style:paragraph-properties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6:58:26.087562463</meta:creation-date>
    <dc:date>2016-11-08T18:36:07.196561400</dc:date>
    <meta:editing-duration>PT1H6M20S</meta:editing-duration>
    <meta:editing-cycles>21</meta:editing-cycles>
    <meta:generator>LibreOffice/5.1.4.2$Linux_X86_64 LibreOffice_project/10m0$Build-2</meta:generator>
    <meta:document-statistic meta:table-count="1" meta:image-count="0" meta:object-count="0" meta:page-count="3" meta:paragraph-count="101" meta:word-count="509" meta:character-count="3348" meta:non-whitespace-character-count="2954"/>
  </office:meta>
</office:document-meta>
</file>